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3.859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3.973cm"/>
    </style:style>
    <style:style style:name="pr8" style:family="presentation" style:parent-style-name="Predeterminado-outline1">
      <style:graphic-properties fo:min-height="14.235cm"/>
    </style:style>
    <style:style style:name="P1" style:family="paragraph">
      <style:text-properties fo:font-size="32pt"/>
    </style:style>
    <style:style style:name="P2" style:family="paragraph">
      <style:paragraph-properties style:text-autospace="none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style:text-autospace="none"/>
      <style:text-properties fo:color="#003366" fo:font-family="ArialMT" style:font-family-generic="swiss" fo:font-size="28pt" style:font-family-asian="ArialMT" style:font-family-generic-asian="swiss" style:font-size-asian="28pt" style:font-family-complex="ArialMT" style:font-family-generic-complex="swiss" style:font-size-complex="15.8999996185303pt"/>
    </style:style>
    <style:style style:name="T1" style:family="text">
      <style:text-properties fo:font-size="32pt"/>
    </style:style>
    <style:style style:name="T2" style:family="text">
      <style:text-properties fo:color="#000000" style:text-outline="false" style:text-line-through-style="none" fo:font-family="Avenir-Medium" style:font-family-generic="swiss" fo:font-size="28pt" fo:text-shadow="none" style:text-underline-style="none" fo:font-weight="normal" style:letter-kerning="true" style:font-family-asian="Avenir-Medium" style:font-family-generic-asian="swiss" style:font-size-asian="28pt" style:font-weight-asian="normal" style:font-family-complex="Avenir-Medium" style:font-family-generic-complex="swiss" style:font-size-complex="28pt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venir-MediumOblique" style:font-family-generic="swiss" fo:font-size="28pt" fo:font-style="italic" fo:text-shadow="none" style:text-underline-style="none" fo:font-weight="normal" style:letter-kerning="true" style:font-family-asian="Avenir-MediumOblique" style:font-family-generic-asian="swiss" style:font-size-asian="28pt" style:font-style-asian="italic" style:font-weight-asian="normal" style:font-family-complex="Avenir-MediumOblique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venir-Medium" style:font-family-generic="swiss" fo:font-size="28pt" fo:font-style="normal" fo:text-shadow="none" style:text-underline-style="none" fo:font-weight="normal" style:letter-kerning="true" style:font-family-asian="Avenir-Medium" style:font-family-generic-asian="swiss" style:font-size-asian="28pt" style:font-style-asian="normal" style:font-weight-asian="normal" style:font-family-complex="Avenir-Medium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MinionPro-Regular" style:font-family-generic="roman" fo:font-size="32pt" style:font-family-asian="MinionPro-Regular" style:font-family-generic-asian="roman" style:font-size-asian="32pt" style:font-family-complex="MinionPro-Regular" style:font-family-generic-complex="roman" style:font-size-complex="32pt"/>
    </style:style>
    <style:style style:name="T6" style:family="text">
      <style:text-properties fo:font-family="CourierNewPSMT" style:font-family-generic="roman" style:font-pitch="fixed" fo:font-size="32pt" style:font-family-asian="CourierNewPSMT" style:font-family-generic-asian="roman" style:font-pitch-asian="fixed" style:font-size-asian="32pt" style:font-family-complex="CourierNewPSMT" style:font-family-generic-complex="roman" style:font-pitch-complex="fixed" style:font-size-complex="32pt"/>
    </style:style>
    <style:style style:name="T7" style:family="text">
      <style:text-properties fo:font-family="MinionPro-It" style:font-family-generic="roman" fo:font-size="32pt" fo:font-style="italic" style:font-family-asian="MinionPro-It" style:font-family-generic-asian="roman" style:font-size-asian="32pt" style:font-style-asian="italic" style:font-family-complex="MinionPro-It" style:font-family-generic-complex="roman" style:font-size-complex="32pt" style:font-style-complex="italic"/>
    </style:style>
    <style:style style:name="T8" style:family="text">
      <style:text-properties fo:color="#000000" style:text-outline="false" style:text-line-through-style="none" fo:font-family="Avenir-Medium" style:font-family-generic="swiss" fo:font-size="14pt" fo:text-shadow="none" style:text-underline-style="none" fo:font-weight="normal" style:letter-kerning="true" style:font-family-asian="Avenir-Medium" style:font-family-generic-asian="swiss" style:font-size-asian="14pt" style:font-weight-asian="normal" style:font-family-complex="Avenir-Medium" style:font-family-generic-complex="swiss" style:font-size-complex="8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venir-MediumOblique" style:font-family-generic="swiss" fo:font-size="14pt" fo:font-style="italic" fo:text-shadow="none" style:text-underline-style="none" fo:font-weight="normal" style:letter-kerning="true" style:font-family-asian="Avenir-MediumOblique" style:font-family-generic-asian="swiss" style:font-size-asian="14pt" style:font-style-asian="italic" style:font-weight-asian="normal" style:font-family-complex="Avenir-MediumOblique" style:font-family-generic-complex="swiss" style:font-size-complex="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Avenir-Medium" style:font-family-generic="swiss" fo:font-size="14pt" fo:font-style="normal" fo:text-shadow="none" style:text-underline-style="none" fo:font-weight="normal" style:letter-kerning="true" style:font-family-asian="Avenir-Medium" style:font-family-generic-asian="swiss" style:font-size-asian="14pt" style:font-style-asian="normal" style:font-weight-asian="normal" style:font-family-complex="Avenir-Medium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venir-Roman" style:font-family-generic="swiss" fo:font-size="28pt" style:font-family-asian="Avenir-Roman" style:font-family-generic-asian="swiss" style:font-size-asian="28pt" style:font-family-complex="Avenir-Roman" style:font-family-generic-complex="swiss" style:font-size-complex="28pt"/>
    </style:style>
    <style:style style:name="T12" style:family="text">
      <style:text-properties fo:font-family="CourierNewPS-BoldMT" style:font-family-generic="roman" fo:font-size="28pt" fo:font-weight="bold" style:font-family-asian="CourierNewPS-BoldMT" style:font-family-generic-asian="roman" style:font-size-asian="28pt" style:font-weight-asian="bold" style:font-family-complex="CourierNewPS-BoldMT" style:font-family-generic-complex="roman" style:font-size-complex="28pt" style:font-weight-complex="bold"/>
    </style:style>
    <style:style style:name="T13" style:family="text">
      <style:text-properties fo:font-family="CourierNewPS-BoldMT" style:font-family-generic="roman" fo:font-size="12pt" fo:font-weight="bold" style:font-family-asian="CourierNewPS-BoldMT" style:font-family-generic-asian="roman" style:font-size-asian="12pt" style:font-weight-asian="bold" style:font-family-complex="CourierNewPS-BoldMT" style:font-family-generic-complex="roman" style:font-size-complex="6.80000019073486pt" style:font-weight-complex="bold"/>
    </style:style>
    <style:style style:name="T14" style:family="text">
      <style:text-properties fo:color="#003366" fo:font-family="TimesNewRomanPSMT" style:font-family-generic="roman" fo:font-size="44pt" style:font-family-asian="TimesNewRomanPSMT" style:font-family-generic-asian="roman" style:font-size-asian="44pt" style:font-family-complex="TimesNewRomanPSMT" style:font-family-generic-complex="roman" style:font-size-complex="25pt"/>
    </style:style>
    <style:style style:name="T15" style:family="text">
      <style:text-properties fo:color="#003366" fo:font-family="ArialMT" style:font-family-generic="swiss" fo:font-size="32pt" style:font-family-asian="ArialMT" style:font-family-generic-asian="swiss" style:font-size-asian="32pt" style:font-family-complex="ArialMT" style:font-family-generic-complex="swiss" style:font-size-complex="18.2000007629395pt"/>
    </style:style>
    <style:style style:name="T16" style:family="text">
      <style:text-properties fo:color="#003366" fo:font-family="ArialMT" style:font-family-generic="swiss" fo:font-size="28pt" style:font-family-asian="ArialMT" style:font-family-generic-asian="swiss" style:font-size-asian="28pt" style:font-family-complex="ArialMT" style:font-family-generic-complex="swiss" style:font-size-complex="15.8999996185303pt"/>
    </style:style>
    <style:style style:name="T17" style:family="text">
      <style:text-properties fo:color="#003366" style:text-outline="false" style:text-line-through-style="none" fo:font-family="TimesNewRomanPSMT" style:font-family-generic="roman" fo:font-size="44pt" fo:font-style="normal" fo:text-shadow="none" style:text-underline-style="none" fo:font-weight="normal" style:letter-kerning="true" style:font-family-asian="TimesNewRomanPSMT" style:font-family-generic-asian="roman" style:font-size-asian="44pt" style:font-style-asian="normal" style:font-weight-asian="normal" style:font-family-complex="TimesNewRomanPSMT" style:font-family-generic-complex="roman" style:font-size-complex="2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3366" style:text-outline="false" style:text-line-through-style="none" fo:font-family="TimesNewRomanPSMT" style:font-family-generic="roman" fo:font-size="40pt" fo:font-style="normal" fo:text-shadow="none" style:text-underline-style="none" fo:font-weight="normal" style:letter-kerning="true" style:font-family-asian="TimesNewRomanPSMT" style:font-family-generic-asian="roman" style:font-size-asian="40pt" style:font-style-asian="normal" style:font-weight-asian="normal" style:font-family-complex="TimesNewRomanPSMT" style:font-family-generic-complex="roman" style:font-size-complex="22.700000762939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3366" fo:font-family="ArialMT" style:font-family-generic="swiss" fo:font-size="24pt" style:font-family-asian="ArialMT" style:font-family-generic-asian="swiss" style:font-size-asian="24pt" style:font-family-complex="ArialMT" style:font-family-generic-complex="swiss" style:font-size-complex="13.6000003814697pt"/>
    </style:style>
    <style:style style:name="T20" style:family="text">
      <style:text-properties fo:color="#003366" fo:font-family="Arial-ItalicMT" style:font-family-generic="script" fo:font-size="24pt" fo:font-style="italic" style:font-family-asian="Arial-ItalicMT" style:font-family-generic-asian="script" style:font-size-asian="24pt" style:font-style-asian="italic" style:font-family-complex="Arial-ItalicMT" style:font-family-generic-complex="script" style:font-size-complex="13.6000003814697pt" style:font-style-complex="italic"/>
    </style:style>
    <style:style style:name="T21" style:family="text">
      <style:text-properties fo:color="#003366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22" style:family="text">
      <style:text-properties fo:color="#003366" fo:font-family="Arial-ItalicMT" style:font-family-generic="script" fo:font-size="20pt" fo:font-style="italic" style:font-family-asian="Arial-ItalicMT" style:font-family-generic-asian="script" style:font-size-asian="20pt" style:font-style-asian="italic" style:font-family-complex="Arial-ItalicMT" style:font-family-generic-complex="script" style:font-size-complex="11.3999996185303pt" style:font-style-complex="italic"/>
    </style:style>
    <style:style style:name="T23" style:family="text">
      <style:text-properties fo:color="#003366" fo:font-family="ArialMT" style:font-family-generic="swiss" fo:font-size="24pt" fo:font-style="italic" style:font-family-asian="ArialMT" style:font-family-generic-asian="swiss" style:font-size-asian="24pt" style:font-style-asian="italic" style:font-family-complex="ArialMT" style:font-family-generic-complex="swiss" style:font-size-complex="13.6000003814697pt" style:font-style-complex="italic"/>
    </style:style>
    <style:style style:name="T24" style:family="text">
      <style:text-properties fo:color="#003366" fo:font-family="ArialMT" style:font-family-generic="swiss" fo:font-size="30.5pt" style:font-family-asian="ArialMT" style:font-family-generic-asian="swiss" style:font-size-asian="30.5pt" style:font-family-complex="ArialMT" style:font-family-generic-complex="swiss" style:font-size-complex="17.2999992370605pt"/>
    </style:style>
    <style:style style:name="T25" style:family="text">
      <style:text-properties fo:color="#003366" fo:font-family="ArialMT" style:font-family-generic="swiss" fo:font-size="27pt" style:font-family-asian="ArialMT" style:font-family-generic-asian="swiss" style:font-size-asian="27pt" style:font-family-complex="ArialMT" style:font-family-generic-complex="swiss" style:font-size-complex="15.3000001907349pt"/>
    </style:style>
    <style:style style:name="T26" style:family="text">
      <style:text-properties fo:color="#003366" fo:font-family="Arial-ItalicMT" style:font-family-generic="script" fo:font-size="27pt" fo:font-style="italic" style:font-family-asian="Arial-ItalicMT" style:font-family-generic-asian="script" style:font-size-asian="27pt" style:font-style-asian="italic" style:font-family-complex="Arial-ItalicMT" style:font-family-generic-complex="script" style:font-size-complex="15.3000001907349pt" style:font-style-complex="italic"/>
    </style:style>
    <style:style style:name="T27" style:family="text">
      <style:text-properties fo:color="#009acd" fo:font-family="AdobePiStd" fo:font-size="21.5pt" style:font-family-asian="AdobePiStd" style:font-size-asian="21.5pt" style:font-family-complex="AdobePiStd" style:font-size-complex="12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let continuació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lementos de comunicaci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2"><text:span text:style-name="T2">Paso de información de un </text:span><text:span text:style-name="T3">servlet </text:span><text:span text:style-name="T4">a una JSP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2"><text:span text:style-name="T5">El objeto </text:span><text:span text:style-name="T6">request </text:span><text:span text:style-name="T5">tiene los siguientes métodos para enviar información:</text:span></text:p>
            <text:p text:style-name="P2"><text:span text:style-name="T6">setAttribute(String </text:span><text:span text:style-name="T7">nombre</text:span><text:span text:style-name="T6">, Object o) </text:span><text:span text:style-name="T5">→ Sirve para guardar un objeto en un</text:span></text:p>
            <text:p text:style-name="P2"><text:span text:style-name="T5">atributo al que se le da un </text:span><text:span text:style-name="T7">nombre</text:span><text:span text:style-name="T5">.</text:span></text:p>
            <text:p text:style-name="P2"><text:span text:style-name="T6">getAttribute(String </text:span><text:span text:style-name="T7">nombre</text:span><text:span text:style-name="T6">) </text:span><text:span text:style-name="T5">→ Sirve recuperar el objeto guardado en el atributo</text:span></text:p>
            <text:p text:style-name="P2"><text:span text:style-name="T7">nombre</text:span><text:span text:style-name="T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2"><text:span text:style-name="T8">Paso de información de un </text:span><text:span text:style-name="T9">servlet </text:span><text:span text:style-name="T10">a una JSP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2"><text:span text:style-name="T6">getRequestDispatcher( String </text:span><text:span text:style-name="T7">ruta</text:span><text:span text:style-name="T5">) → regresa un objeto </text:span><text:span text:style-name="T6">RequestDispatcher</text:span></text:p>
            <text:p text:style-name="P2"><text:span text:style-name="T5">para la ruta especificada.</text:span></text:p>
            <text:p text:style-name="P2"><text:span text:style-name="T6">forward(request, response) </text:span><text:span text:style-name="T5">→ re-envia los objetos </text:span><text:span text:style-name="T6">request </text:span><text:span text:style-name="T5">y </text:span><text:span text:style-name="T6">response </text:span><text:span text:style-name="T5">a otro</text:span></text:p>
            <text:p text:style-name="P2"><text:span text:style-name="T5">recurso en el servidor, que normalmente es una JSP o un </text:span><text:span text:style-name="T7">servlet</text:span><text:span text:style-name="T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2"><text:span text:style-name="T8">Paso de información de un </text:span><text:span text:style-name="T9">servlet </text:span><text:span text:style-name="T10">a una JSP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2"><text:span text:style-name="T5">Las dos instrucciones que habitualmente se usan para enviar datos de un </text:span><text:span text:style-name="T7">servlet </text:span><text:span text:style-name="T5">a una JSP son</text:span></text:p>
            <text:p text:style-name="P2"><text:span text:style-name="T6">request.setAttribute(“nombreAtributo”,objetoAEnviar);</text:span></text:p>
            <text:p text:style-name="P2"><text:span text:style-name="T6">request.getRequestDispatcher(“nombre.jsp”).forward(request,</text:span></text:p>
            <text:p text:style-name="P2"><text:span text:style-name="T6">respons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2"><text:span text:style-name="T11">Transferencia de control con el objeto </text:span><text:span text:style-name="T12">response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13"/></text:p>
            <text:p text:style-name="P2"><text:span text:style-name="T5">También existe una forma de transferir a otra URL, y es con el siguiente método del objeto </text:span><text:span text:style-name="T6">response</text:span><text:span text:style-name="T5">:</text:span></text:p>
            <text:p text:style-name="P2"><text:span text:style-name="T6">sendRedirect(String </text:span><text:span text:style-name="T7">ruta</text:span><text:span text:style-name="T6">) </text:span><text:span text:style-name="T5">→ se envía al cliente a la ruta especificada.</text:span></text:p>
            <text:p text:style-name="P2"><text:span text:style-name="T5">Este método no transfiere los objetos </text:span><text:span text:style-name="T6">request </text:span><text:span text:style-name="T5">y </text:span><text:span text:style-name="T6">response</text:span><text:span text:style-name="T5">, por lo tanto, sólo se utiliza</text:span></text:p>
            <text:p text:style-name="P2"><text:span text:style-name="T5">para re-direccionar a una URL específica, usualmente fuera de la aplicación actu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2"><text:span text:style-name="T14">Ejecución de un servlet</text:span><text:span text:style-name="T14"><text:line-break/></text:span><text:span text:style-name="T14"/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15">Formas de iniciar la ejecución:</text:span></text:p>
            <text:p text:style-name="P2"><text:span text:style-name="T16">– </text:span><text:span text:style-name="T16">Introducir la dirección URL del servlet en</text:span></text:p>
            <text:p text:style-name="P2"><text:span text:style-name="T16">un navegador web.</text:span></text:p>
            <text:p text:style-name="P2"><text:span text:style-name="T16">http://localhost:8080/informacion/servlet1</text:span></text:p>
            <text:p text:style-name="P2"><text:span text:style-name="T16">– </text:span><text:span text:style-name="T16">Llamar al servlet desde una página web.</text:span></text:p>
            <text:p text:style-name="P2"><text:span text:style-name="T16">&lt;form action=”....”&gt;...&lt;/form&gt;</text:span></text:p>
            <text:p text:style-name="P2"><text:span text:style-name="T16">– </text:span><text:span text:style-name="T16">Ejecutar un servlet llamándolo desde otro</text:span></text:p>
            <text:p text:style-name="P2"><text:span text:style-name="T16">servl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2"><text:span text:style-name="T17">Desde otro servlet</text:span></text:p>
          </draw:text-box>
        </draw:frame>
        <draw:frame presentation:style-name="pr7" draw:layer="layout" svg:width="25.199cm" svg:height="13.973cm" svg:x="1.4cm" svg:y="4.914cm" presentation:class="outline" presentation:user-transformed="true">
          <draw:text-box>
            <text:p text:style-name="P2"><text:span text:style-name="T15">Se puede lanzar la ejecución de un</text:span></text:p>
            <text:p text:style-name="P2"><text:span text:style-name="T15">servlet desde otro.</text:span></text:p>
            <text:p text:style-name="P2"><text:span text:style-name="T15"/></text:p>
            <text:p text:style-name="P2"><text:span text:style-name="T16">protected void doGet(HttpServletRequest request, HttpServletResponse response) throws ServletException, IOException {</text:span></text:p>
            <text:p text:style-name="P2"><text:span text:style-name="T16"><text:s text:c="2"/></text:span><text:span text:style-name="T16">request.getRequestDispatcher("NombreDelServlet").forward(request, response); </text:span></text:p>
            <text:p text:style-name="P2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2"><text:span text:style-name="T18">Obtención y envío de información</text:span></text:p>
          </draw:text-box>
        </draw:frame>
        <draw:frame presentation:style-name="pr5" draw:layer="layout" svg:width="25.199cm" svg:height="13.918cm" svg:x="1.4cm" svg:y="4.914cm" presentation:class="outline" presentation:user-transformed="true">
          <draw:text-box>
            <text:p text:style-name="P2"><text:span text:style-name="T16">Obtención de datos</text:span></text:p>
            <text:p text:style-name="P2"><text:span text:style-name="T16">del cliente:</text:span></text:p>
            <text:p text:style-name="P2"><text:span text:style-name="T19">– </text:span><text:span text:style-name="T20">getParameter()</text:span></text:p>
            <text:p text:style-name="P2"><text:span text:style-name="T21">• </text:span><text:span text:style-name="T22">getParameterValues()</text:span></text:p>
            <text:p text:style-name="P2"><text:span text:style-name="T21">• </text:span><text:span text:style-name="T22">getParameterNames()</text:span></text:p>
            <text:p text:style-name="P2"><text:span text:style-name="T19">– </text:span><text:span text:style-name="T20">getReader</text:span></text:p>
            <text:p text:style-name="P6"><text:span text:style-name="T20">Envío de datos al</text:span></text:p>
            <text:p text:style-name="P6"><text:span text:style-name="T20">Cliente: <text:s text:c="2"/></text:span><text:span text:style-name="T23">– </text:span><text:span text:style-name="T20">getWriter</text:span></text:p>
            <text:p text:style-name="P2"><text:span text:style-name="T20">Ejemplos</text:span></text:p>
            <text:p text:style-name="P2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2"><text:span text:style-name="T17">Cuándo se suelen utilizar</text:span></text:p>
          </draw:text-box>
        </draw:frame>
        <draw:frame presentation:style-name="pr8" draw:layer="layout" svg:width="25.199cm" svg:height="14.235cm" svg:x="1.4cm" svg:y="4.914cm" presentation:class="outline" presentation:user-transformed="true">
          <draw:text-box>
            <text:p text:style-name="P2"><text:span text:style-name="T24">La página web se basa en datos que</text:span></text:p>
            <text:p text:style-name="P2"><text:span text:style-name="T24">proporciona el usuario.</text:span></text:p>
            <text:p text:style-name="P2"><text:span text:style-name="T25">– </text:span><text:span text:style-name="T25">Ejemplo: </text:span><text:span text:style-name="T26">e-commerce sites</text:span><text:span text:style-name="T25">.</text:span></text:p>
            <text:p text:style-name="P2"><text:span text:style-name="T27"><text:s/></text:span><text:span text:style-name="T24">Los datos cambian frecuentemente.</text:span></text:p>
            <text:p text:style-name="P2"><text:span text:style-name="T25">– </text:span><text:span text:style-name="T25">Ejemplo: Partes meteorológicos.</text:span></text:p>
            <text:p text:style-name="P2"><text:span text:style-name="T27"><text:s/></text:span><text:span text:style-name="T24">La página web utiliza información de BDs</text:span></text:p>
            <text:p text:style-name="P2"><text:span text:style-name="T24">u otras fuentes.</text:span></text:p>
            <text:p text:style-name="P2"><text:span text:style-name="T25">– </text:span><text:span text:style-name="T25">Ejemplo: Aplicaciones comerciales</text:span></text:p>
            <text:p text:style-name="P2"><text:span text:style-name="T25">-Uso de patrones de desarrol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1T18:28:52.86</meta:creation-date>
    <meta:editing-duration>PT3H48M43S</meta:editing-duration>
    <meta:editing-cycles>9</meta:editing-cycles>
    <dc:date>2019-11-07T19:16:54.54</dc:date>
    <meta:generator>OpenOffice/4.1.5$Win32 OpenOffice.org_project/415m1$Build-9789</meta:generator>
    <meta:document-statistic meta:object-count="57"/>
  </office:meta>
</office:document-meta>
</file>